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"/>
    <style:style style:name="co1" style:family="table-column">
      <style:table-column-properties fo:break-before="auto" style:column-width="4.36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_Presidents_Excel_Tutorial_Da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string" table:style-name="ce1">
            <text:p>S.No.</text:p>
          </table:table-cell>
          <table:table-cell office:value-type="string" table:style-name="ce1">
            <text:p>president</text:p>
          </table:table-cell>
          <table:table-cell table:style-name="ce1"/>
          <table:table-cell office:value-type="string" table:style-name="ce1">
            <text:p>prior</text:p>
          </table:table-cell>
          <table:table-cell office:value-type="string" table:style-name="ce1">
            <text:p>party</text:p>
          </table:table-cell>
          <table:table-cell table:number-columns-repeated="2" table:style-name="ce1"/>
          <table:table-cell office:value-type="string" table:style-name="ce3">
            <text:p>salary</text:p>
          </table:table-cell>
          <table:table-cell office:value-type="string" table:style-name="ce1">
            <text:p>date updated</text:p>
          </table:table-cell>
          <table:table-cell office:value-type="string" table:style-name="ce1">
            <text:p>date created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orge Washington</text:p>
          </table:table-cell>
          <table:table-cell office:value-type="string" office:string-value="George Washington" table:formula="of:=PROPER([.C2])" table:style-name="ce1">
            <text:p>George Washington</text:p>
          </table:table-cell>
          <table:table-cell office:value-type="string" table:style-name="ce1">
            <text:p>Commander-in-Chief <text:s/>of the <text:s/>Continental Army <text:s text:c="2"/>( 1775â€“1783 )</text:p>
          </table:table-cell>
          <table:table-cell office:value-type="string" table:style-name="ce1">
            <text:p>Nonpartisan</text:p>
          </table:table-cell>
          <table:table-cell office:value-type="string" table:style-name="ce1">
            <text:p>John Adams</text:p>
          </table:table-cell>
          <table:table-cell office:value-type="string" office:string-value="John Adams" table:formula="of:=TRIM([.G2])" table:style-name="ce1">
            <text:p>John Adams</text:p>
          </table:table-cell>
          <table:table-cell office:value-type="float" office:value="5000" table:style-name="ce3">
            <text:p>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n adams</text:p>
          </table:table-cell>
          <table:table-cell office:value-type="string" office:string-value="John Adams" table:formula="of:=PROPER([.C3])" table:style-name="ce1">
            <text:p>John Adams</text:p>
          </table:table-cell>
          <table:table-cell office:value-type="string" table:style-name="ce1">
            <text:p>1st <text:s/>Vice President of the United States</text:p>
          </table:table-cell>
          <table:table-cell office:value-type="string" table:style-name="ce1">
            <text:p>Federalist</text:p>
          </table:table-cell>
          <table:table-cell office:value-type="string" table:style-name="ce1">
            <text:p>Thomas Jefferson</text:p>
          </table:table-cell>
          <table:table-cell office:value-type="string" office:string-value="Thomas Jefferson" table:formula="of:=TRIM([.G3])" table:style-name="ce1">
            <text:p>Thomas Jefferson</text:p>
          </table:table-cell>
          <table:table-cell office:value-type="float" office:value="10000" table:style-name="ce3">
            <text:p>10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omas Jefferson</text:p>
          </table:table-cell>
          <table:table-cell office:value-type="string" office:string-value="Thomas Jefferson" table:formula="of:=PROPER([.C4])" table:style-name="ce1">
            <text:p>Thomas Jefferson</text:p>
          </table:table-cell>
          <table:table-cell office:value-type="string" table:style-name="ce1">
            <text:p>2nd <text:s/>Vice President of the United States</text:p>
          </table:table-cell>
          <table:table-cell office:value-type="string" table:style-name="ce1">
            <text:p>Democratic- <text:s/>Republican</text:p>
          </table:table-cell>
          <table:table-cell office:value-type="string" table:style-name="ce1">
            <text:p>Aaron Burr</text:p>
          </table:table-cell>
          <table:table-cell office:value-type="string" office:string-value="Aaron Burr" table:formula="of:=TRIM([.G4])" table:style-name="ce1">
            <text:p>Aaron Burr</text:p>
          </table:table-cell>
          <table:table-cell office:value-type="float" office:value="15000" table:style-name="ce3">
            <text:p>1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ames Madison</text:p>
          </table:table-cell>
          <table:table-cell office:value-type="string" office:string-value="James Madison" table:formula="of:=PROPER([.C5])" table:style-name="ce1">
            <text:p>James Madison</text:p>
          </table:table-cell>
          <table:table-cell office:value-type="string" table:style-name="ce1">
            <text:p>5th <text:s/>United States Secretary of State <text:s text:c="2"/>(1801â€“1809)</text:p>
          </table:table-cell>
          <table:table-cell office:value-type="string" table:style-name="ce1">
            <text:p>Democratic- <text:s/>Republican</text:p>
          </table:table-cell>
          <table:table-cell office:value-type="string" table:style-name="ce1">
            <text:p>George Clinton</text:p>
          </table:table-cell>
          <table:table-cell office:value-type="string" office:string-value="George Clinton" table:formula="of:=TRIM([.G5])" table:style-name="ce1">
            <text:p>George Clinton</text:p>
          </table:table-cell>
          <table:table-cell office:value-type="float" office:value="20000" table:style-name="ce3">
            <text:p>20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AMES MONROE</text:p>
          </table:table-cell>
          <table:table-cell office:value-type="string" office:string-value="James Monroe" table:formula="of:=PROPER([.C6])" table:style-name="ce1">
            <text:p>James Monroe</text:p>
          </table:table-cell>
          <table:table-cell office:value-type="string" table:style-name="ce1">
            <text:p>7th <text:s/>United States Secretary of State <text:s text:c="2"/>(1811â€“1817)</text:p>
          </table:table-cell>
          <table:table-cell office:value-type="string" table:style-name="ce1">
            <text:p>Democratic- <text:s/>Republican</text:p>
          </table:table-cell>
          <table:table-cell office:value-type="string" table:style-name="ce1">
            <text:p>Daniel D. Tompkins</text:p>
          </table:table-cell>
          <table:table-cell office:value-type="string" office:string-value="Daniel D. Tompkins" table:formula="of:=TRIM([.G6])" table:style-name="ce1">
            <text:p>Daniel D. Tompkins</text:p>
          </table:table-cell>
          <table:table-cell office:value-type="float" office:value="25000" table:style-name="ce3">
            <text:p>2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ohn Quincy Adams</text:p>
          </table:table-cell>
          <table:table-cell office:value-type="string" office:string-value="John Quincy Adams" table:formula="of:=PROPER([.C7])" table:style-name="ce1">
            <text:p>John Quincy Adams</text:p>
          </table:table-cell>
          <table:table-cell office:value-type="string" table:style-name="ce1">
            <text:p>8th <text:s/>United States Secretary of State <text:s text:c="2"/>(1817â€“1825)</text:p>
          </table:table-cell>
          <table:table-cell office:value-type="string" table:style-name="ce1">
            <text:p>Democratic- <text:s/>Republican</text:p>
          </table:table-cell>
          <table:table-cell office:value-type="string" table:style-name="ce1">
            <text:p>John C. Calhoun</text:p>
          </table:table-cell>
          <table:table-cell office:value-type="string" office:string-value="John C. Calhoun" table:formula="of:=TRIM([.G7])" table:style-name="ce1">
            <text:p>John C. Calhoun</text:p>
          </table:table-cell>
          <table:table-cell office:value-type="float" office:value="30000" table:style-name="ce3">
            <text:p>30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drew Jackson</text:p>
          </table:table-cell>
          <table:table-cell office:value-type="string" office:string-value="Andrew Jackson" table:formula="of:=PROPER([.C8])" table:style-name="ce1">
            <text:p>Andrew Jackson</text:p>
          </table:table-cell>
          <table:table-cell office:value-type="string" table:style-name="ce1">
            <text:p>U.S. Senator <text:s text:c="2"/>( Class 2 ) <text:s text:c="2"/>from <text:s/>Tennessee <text:s text:c="2"/>(1823â€“1825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John C. Calhoun</text:p>
          </table:table-cell>
          <table:table-cell office:value-type="string" office:string-value="John C. Calhoun" table:formula="of:=TRIM([.G8])" table:style-name="ce1">
            <text:p>John C. Calhoun</text:p>
          </table:table-cell>
          <table:table-cell office:value-type="float" office:value="35000" table:style-name="ce3">
            <text:p>3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rtin Van Buren</text:p>
          </table:table-cell>
          <table:table-cell office:value-type="string" office:string-value="Martin Van Buren" table:formula="of:=PROPER([.C9])" table:style-name="ce1">
            <text:p>Martin Van Buren</text:p>
          </table:table-cell>
          <table:table-cell office:value-type="string" table:style-name="ce1">
            <text:p>8th <text:s/>Vice President of the United States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Richard Mentor Johnson</text:p>
          </table:table-cell>
          <table:table-cell office:value-type="string" office:string-value="Richard Mentor Johnson" table:formula="of:=TRIM([.G9])" table:style-name="ce1">
            <text:p>Richard Mentor Johnson</text:p>
          </table:table-cell>
          <table:table-cell office:value-type="float" office:value="40000" table:style-name="ce3">
            <text:p>40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William Henry Harrison</text:p>
          </table:table-cell>
          <table:table-cell office:value-type="string" office:string-value="William Henry Harrison" table:formula="of:=PROPER([.C10])" table:style-name="ce1">
            <text:p>William Henry Harrison</text:p>
          </table:table-cell>
          <table:table-cell office:value-type="string" table:style-name="ce1">
            <text:p>United States Minister to Colombia <text:s text:c="2"/>(1828â€“1829)</text:p>
          </table:table-cell>
          <table:table-cell office:value-type="string" table:style-name="ce1">
            <text:p>Whig</text:p>
          </table:table-cell>
          <table:table-cell office:value-type="string" table:style-name="ce1">
            <text:p>John Tyler</text:p>
          </table:table-cell>
          <table:table-cell office:value-type="string" office:string-value="John Tyler" table:formula="of:=TRIM([.G10])" table:style-name="ce1">
            <text:p>John Tyler</text:p>
          </table:table-cell>
          <table:table-cell office:value-type="float" office:value="45000" table:style-name="ce3">
            <text:p>4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ohn tyler</text:p>
          </table:table-cell>
          <table:table-cell office:value-type="string" office:string-value="John Tyler" table:formula="of:=PROPER([.C11])" table:style-name="ce1">
            <text:p>John Tyler</text:p>
          </table:table-cell>
          <table:table-cell office:value-type="string" table:style-name="ce1">
            <text:p>10th <text:s/>Vice President of the United States</text:p>
          </table:table-cell>
          <table:table-cell office:value-type="string" table:style-name="ce1">
            <text:p>Whig</text:p>
          </table:table-cell>
          <table:table-cell office:value-type="string" table:style-name="ce1">
            <text:p>Office vacant</text:p>
          </table:table-cell>
          <table:table-cell office:value-type="string" office:string-value="Office vacant" table:formula="of:=TRIM([.G11])" table:style-name="ce1">
            <text:p>Office vacant</text:p>
          </table:table-cell>
          <table:table-cell office:value-type="float" office:value="50000" table:style-name="ce3">
            <text:p>50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James K. Polk</text:p>
          </table:table-cell>
          <table:table-cell office:value-type="string" office:string-value="James K. Polk" table:formula="of:=PROPER([.C12])" table:style-name="ce1">
            <text:p>James K. Polk</text:p>
          </table:table-cell>
          <table:table-cell office:value-type="string" table:style-name="ce1">
            <text:p>9th <text:s/>Governor of Tennessee <text:s text:c="2"/>(1839â€“1841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George M. Dallas</text:p>
          </table:table-cell>
          <table:table-cell office:value-type="string" office:string-value="George M. Dallas" table:formula="of:=TRIM([.G12])" table:style-name="ce1">
            <text:p>George M. Dallas</text:p>
          </table:table-cell>
          <table:table-cell office:value-type="float" office:value="55000" table:style-name="ce3">
            <text:p>5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achary Taylor</text:p>
          </table:table-cell>
          <table:table-cell office:value-type="string" office:string-value="Zachary Taylor" table:formula="of:=PROPER([.C13])" table:style-name="ce1">
            <text:p>Zachary Taylor</text:p>
          </table:table-cell>
          <table:table-cell office:value-type="string" table:style-name="ce1">
            <text:p>Major General <text:s/>of the <text:s/>1st Infantry Regiment <text:s text:c="2"/>United States Army <text:s text:c="2"/>(1846â€“1849)</text:p>
          </table:table-cell>
          <table:table-cell office:value-type="string" table:style-name="ce1">
            <text:p>Whig</text:p>
          </table:table-cell>
          <table:table-cell office:value-type="string" table:style-name="ce1">
            <text:p>Millard Fillmore</text:p>
          </table:table-cell>
          <table:table-cell office:value-type="string" office:string-value="Millard Fillmore" table:formula="of:=TRIM([.G13])" table:style-name="ce1">
            <text:p>Millard Fillmore</text:p>
          </table:table-cell>
          <table:table-cell office:value-type="float" office:value="60000" table:style-name="ce3">
            <text:p>60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illard Fillmore</text:p>
          </table:table-cell>
          <table:table-cell office:value-type="string" office:string-value="Millard Fillmore" table:formula="of:=PROPER([.C14])" table:style-name="ce1">
            <text:p>Millard Fillmore</text:p>
          </table:table-cell>
          <table:table-cell office:value-type="string" table:style-name="ce1">
            <text:p>12th <text:s/>Vice President of the United States</text:p>
          </table:table-cell>
          <table:table-cell office:value-type="string" table:style-name="ce1">
            <text:p>Whig</text:p>
          </table:table-cell>
          <table:table-cell office:value-type="string" table:style-name="ce1">
            <text:p>Office vacant</text:p>
          </table:table-cell>
          <table:table-cell office:value-type="string" office:string-value="Office vacant" table:formula="of:=TRIM([.G14])" table:style-name="ce1">
            <text:p>Office vacant</text:p>
          </table:table-cell>
          <table:table-cell office:value-type="float" office:value="65000" table:style-name="ce3">
            <text:p>6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ranklin Pierce</text:p>
          </table:table-cell>
          <table:table-cell office:value-type="string" office:string-value="Franklin Pierce" table:formula="of:=PROPER([.C15])" table:style-name="ce1">
            <text:p>Franklin Pierce</text:p>
          </table:table-cell>
          <table:table-cell office:value-type="string" table:style-name="ce1">
            <text:p>Brigadier General <text:s/>of the <text:s/>9th Infantry <text:s text:c="2"/>United States Army <text:s text:c="2"/>(1847â€“1848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William R. King</text:p>
          </table:table-cell>
          <table:table-cell office:value-type="string" office:string-value="William R. King" table:formula="of:=TRIM([.G15])" table:style-name="ce1">
            <text:p>William R. King</text:p>
          </table:table-cell>
          <table:table-cell office:value-type="float" office:value="75000" table:style-name="ce3">
            <text:p>7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James Buchanan</text:p>
          </table:table-cell>
          <table:table-cell office:value-type="string" office:string-value="James Buchanan" table:formula="of:=PROPER([.C16])" table:style-name="ce1">
            <text:p>James Buchanan</text:p>
          </table:table-cell>
          <table:table-cell office:value-type="string" table:style-name="ce1">
            <text:p>United States Minister <text:s/>to the <text:s text:c="2"/>Court of St James's <text:s text:c="2"/>(1853â€“1856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John C. Breckinridge</text:p>
          </table:table-cell>
          <table:table-cell office:value-type="string" office:string-value="John C. Breckinridge" table:formula="of:=TRIM([.G16])" table:style-name="ce1">
            <text:p>John C. Breckinridge</text:p>
          </table:table-cell>
          <table:table-cell office:value-type="float" office:value="85000" table:style-name="ce3">
            <text:p>8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braham Lincoln</text:p>
          </table:table-cell>
          <table:table-cell office:value-type="string" office:string-value="Abraham Lincoln" table:formula="of:=PROPER([.C17])" table:style-name="ce1">
            <text:p>Abraham Lincoln</text:p>
          </table:table-cell>
          <table:table-cell office:value-type="string" table:style-name="ce1">
            <text:p>U.S. Representative <text:s/>for <text:s/>Illinois' 7th District <text:s text:c="2"/>(1847â€“1849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Hannibal Hamlin</text:p>
          </table:table-cell>
          <table:table-cell office:value-type="string" office:string-value="Hannibal Hamlin" table:formula="of:=TRIM([.G17])" table:style-name="ce1">
            <text:p>Hannibal Hamlin</text:p>
          </table:table-cell>
          <table:table-cell office:value-type="float" office:value="95000" table:style-name="ce3">
            <text:p>9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drew Johnson</text:p>
          </table:table-cell>
          <table:table-cell office:value-type="string" office:string-value="Andrew Johnson" table:formula="of:=PROPER([.C18])" table:style-name="ce1">
            <text:p>Andrew Johnson</text:p>
          </table:table-cell>
          <table:table-cell office:value-type="string" table:style-name="ce1">
            <text:p>16th <text:s/>Vice President of the United States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Office vacant</text:p>
          </table:table-cell>
          <table:table-cell office:value-type="string" office:string-value="Office vacant" table:formula="of:=TRIM([.G18])" table:style-name="ce1">
            <text:p>Office vacant</text:p>
          </table:table-cell>
          <table:table-cell office:value-type="float" office:value="105000" table:style-name="ce3">
            <text:p>10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Ulysses S. Grant</text:p>
          </table:table-cell>
          <table:table-cell office:value-type="string" office:string-value="Ulysses S. Grant" table:formula="of:=PROPER([.C19])" table:style-name="ce1">
            <text:p>Ulysses S. Grant</text:p>
          </table:table-cell>
          <table:table-cell office:value-type="string" table:style-name="ce1">
            <text:p>Commanding General <text:s/>of the U.S. Army <text:s text:c="2"/>( 1864â€“1869 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Schuyler Colfax</text:p>
          </table:table-cell>
          <table:table-cell office:value-type="string" office:string-value="Schuyler Colfax" table:formula="of:=TRIM([.G19])" table:style-name="ce1">
            <text:p>Schuyler Colfax</text:p>
          </table:table-cell>
          <table:table-cell office:value-type="float" office:value="115000" table:style-name="ce3">
            <text:p>11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utherford B. Hayes</text:p>
          </table:table-cell>
          <table:table-cell office:value-type="string" office:string-value="Rutherford B. Hayes" table:formula="of:=PROPER([.C20])" table:style-name="ce1">
            <text:p>Rutherford B. Hayes</text:p>
          </table:table-cell>
          <table:table-cell office:value-type="string" table:style-name="ce1">
            <text:p>29th &amp; 32nd <text:s/>Governor of Ohio <text:s text:c="2"/>(1868â€“1872 &amp; 1876â€“1877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William A. Wheeler</text:p>
          </table:table-cell>
          <table:table-cell office:value-type="string" office:string-value="William A. Wheeler" table:formula="of:=TRIM([.G20])" table:style-name="ce1">
            <text:p>William A. Wheeler</text:p>
          </table:table-cell>
          <table:table-cell office:value-type="float" office:value="125000" table:style-name="ce3">
            <text:p>12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James A. Garfield</text:p>
          </table:table-cell>
          <table:table-cell office:value-type="string" office:string-value="James A. Garfield" table:formula="of:=PROPER([.C21])" table:style-name="ce1">
            <text:p>James A. Garfield</text:p>
          </table:table-cell>
          <table:table-cell office:value-type="string" table:style-name="ce1">
            <text:p>U.S. Representative <text:s/>for <text:s/>Ohio's 19th District <text:s text:c="2"/>(1863â€“1881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Chester A. Arthur</text:p>
          </table:table-cell>
          <table:table-cell office:value-type="string" office:string-value="Chester A. Arthur" table:formula="of:=TRIM([.G21])" table:style-name="ce1">
            <text:p>Chester A. Arthur</text:p>
          </table:table-cell>
          <table:table-cell office:value-type="float" office:value="135000" table:style-name="ce3">
            <text:p>13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hester A. Arthur</text:p>
          </table:table-cell>
          <table:table-cell office:value-type="string" office:string-value="Chester A. Arthur" table:formula="of:=PROPER([.C22])" table:style-name="ce1">
            <text:p>Chester A. Arthur</text:p>
          </table:table-cell>
          <table:table-cell office:value-type="string" table:style-name="ce1">
            <text:p>20th <text:s/>Vice President of the United States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Office vacant</text:p>
          </table:table-cell>
          <table:table-cell office:value-type="string" office:string-value="Office vacant" table:formula="of:=TRIM([.G22])" table:style-name="ce1">
            <text:p>Office vacant</text:p>
          </table:table-cell>
          <table:table-cell office:value-type="float" office:value="145000" table:style-name="ce3">
            <text:p>14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Grover Cleveland</text:p>
          </table:table-cell>
          <table:table-cell office:value-type="string" office:string-value="Grover Cleveland" table:formula="of:=PROPER([.C23])" table:style-name="ce1">
            <text:p>Grover Cleveland</text:p>
          </table:table-cell>
          <table:table-cell office:value-type="string" table:style-name="ce1">
            <text:p>28th <text:s/>Governor of New York <text:s text:c="2"/>(1883â€“1885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Thomas A. Hendricks</text:p>
          </table:table-cell>
          <table:table-cell office:value-type="string" office:string-value="Thomas A. Hendricks" table:formula="of:=TRIM([.G23])" table:style-name="ce1">
            <text:p>Thomas A. Hendricks</text:p>
          </table:table-cell>
          <table:table-cell office:value-type="float" office:value="155000" table:style-name="ce3">
            <text:p>15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Benjamin Harrison</text:p>
          </table:table-cell>
          <table:table-cell office:value-type="string" office:string-value="Benjamin Harrison" table:formula="of:=PROPER([.C24])" table:style-name="ce1">
            <text:p>Benjamin Harrison</text:p>
          </table:table-cell>
          <table:table-cell office:value-type="string" table:style-name="ce1">
            <text:p>U.S. Senator <text:s text:c="2"/>( Class 1 ) <text:s text:c="2"/>from <text:s/>Indiana <text:s text:c="2"/>(1881â€“1887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Levi P. Morton</text:p>
          </table:table-cell>
          <table:table-cell office:value-type="string" office:string-value="Levi P. Morton" table:formula="of:=TRIM([.G24])" table:style-name="ce1">
            <text:p>Levi P. Morton</text:p>
          </table:table-cell>
          <table:table-cell office:value-type="float" office:value="165000" table:style-name="ce3">
            <text:p>16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Grover Cleveland</text:p>
          </table:table-cell>
          <table:table-cell office:value-type="string" office:string-value="Grover Cleveland" table:formula="of:=PROPER([.C25])" table:style-name="ce1">
            <text:p>Grover Cleveland</text:p>
          </table:table-cell>
          <table:table-cell office:value-type="string" table:style-name="ce1">
            <text:p>22nd <text:s/>President of the United States <text:s text:c="2"/>(1885â€“1889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Adlai Stevenson</text:p>
          </table:table-cell>
          <table:table-cell office:value-type="string" office:string-value="Adlai Stevenson" table:formula="of:=TRIM([.G25])" table:style-name="ce1">
            <text:p>Adlai Stevenson</text:p>
          </table:table-cell>
          <table:table-cell office:value-type="float" office:value="175000" table:style-name="ce3">
            <text:p>17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William McKinley</text:p>
          </table:table-cell>
          <table:table-cell office:value-type="string" office:string-value="William Mckinley" table:formula="of:=PROPER([.C26])" table:style-name="ce1">
            <text:p>William Mckinley</text:p>
          </table:table-cell>
          <table:table-cell office:value-type="string" table:style-name="ce1">
            <text:p>39th <text:s/>Governor of Ohio <text:s text:c="2"/>(1892â€“1896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Garret Hobart</text:p>
          </table:table-cell>
          <table:table-cell office:value-type="string" office:string-value="Garret Hobart" table:formula="of:=TRIM([.G26])" table:style-name="ce1">
            <text:p>Garret Hobart</text:p>
          </table:table-cell>
          <table:table-cell office:value-type="float" office:value="185000" table:style-name="ce3">
            <text:p>18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Theodore Roosevelt</text:p>
          </table:table-cell>
          <table:table-cell office:value-type="string" office:string-value="Theodore Roosevelt" table:formula="of:=PROPER([.C27])" table:style-name="ce1">
            <text:p>Theodore Roosevelt</text:p>
          </table:table-cell>
          <table:table-cell office:value-type="string" table:style-name="ce1">
            <text:p>25th <text:s/>Vice President of the United States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Office vacant</text:p>
          </table:table-cell>
          <table:table-cell office:value-type="string" office:string-value="Office vacant" table:formula="of:=TRIM([.G27])" table:style-name="ce1">
            <text:p>Office vacant</text:p>
          </table:table-cell>
          <table:table-cell office:value-type="float" office:value="195000" table:style-name="ce3">
            <text:p>19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William Howard Taft</text:p>
          </table:table-cell>
          <table:table-cell office:value-type="string" office:string-value="William Howard Taft" table:formula="of:=PROPER([.C28])" table:style-name="ce1">
            <text:p>William Howard Taft</text:p>
          </table:table-cell>
          <table:table-cell office:value-type="string" table:style-name="ce1">
            <text:p>42nd <text:s/>United States Secretary of War <text:s text:c="2"/>(1904â€“1908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James S. Sherman</text:p>
          </table:table-cell>
          <table:table-cell office:value-type="string" office:string-value="James S. Sherman" table:formula="of:=TRIM([.G28])" table:style-name="ce1">
            <text:p>James S. Sherman</text:p>
          </table:table-cell>
          <table:table-cell office:value-type="float" office:value="205000" table:style-name="ce3">
            <text:p>20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Woodrow Wilson</text:p>
          </table:table-cell>
          <table:table-cell office:value-type="string" office:string-value="Woodrow Wilson" table:formula="of:=PROPER([.C29])" table:style-name="ce1">
            <text:p>Woodrow Wilson</text:p>
          </table:table-cell>
          <table:table-cell office:value-type="string" table:style-name="ce1">
            <text:p>34th <text:s/>Governor of New Jersey <text:s text:c="2"/>(1911â€“1913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Thomas R. Marshall</text:p>
          </table:table-cell>
          <table:table-cell office:value-type="string" office:string-value="Thomas R. Marshall" table:formula="of:=TRIM([.G29])" table:style-name="ce1">
            <text:p>Thomas R. Marshall</text:p>
          </table:table-cell>
          <table:table-cell office:value-type="float" office:value="225000" table:style-name="ce3">
            <text:p>22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Woodrow Wilson</text:p>
          </table:table-cell>
          <table:table-cell office:value-type="string" office:string-value="Woodrow Wilson" table:formula="of:=PROPER([.C30])" table:style-name="ce1">
            <text:p>Woodrow Wilson</text:p>
          </table:table-cell>
          <table:table-cell office:value-type="string" table:style-name="ce1">
            <text:p>34th <text:s/>Governor of New Jersey <text:s text:c="2"/>(1911â€“1913)</text:p>
          </table:table-cell>
          <table:table-cell office:value-type="string" table:style-name="ce1">
            <text:p>Demorcatic</text:p>
          </table:table-cell>
          <table:table-cell office:value-type="string" table:style-name="ce1">
            <text:p>Thomas R. Marshall</text:p>
          </table:table-cell>
          <table:table-cell office:value-type="string" office:string-value="Thomas R. Marshall" table:formula="of:=TRIM([.G30])" table:style-name="ce1">
            <text:p>Thomas R. Marshall</text:p>
          </table:table-cell>
          <table:table-cell office:value-type="float" office:value="225000" table:style-name="ce3">
            <text:p>22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Warren G. Harding</text:p>
          </table:table-cell>
          <table:table-cell office:value-type="string" office:string-value="Warren G. Harding" table:formula="of:=PROPER([.C31])" table:style-name="ce1">
            <text:p>Warren G. Harding</text:p>
          </table:table-cell>
          <table:table-cell office:value-type="string" table:style-name="ce1">
            <text:p>U.S. Senator <text:s text:c="2"/>( Class 3 ) <text:s text:c="2"/>from <text:s/>Ohio <text:s text:c="2"/>(1915â€“1921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Calvin Coolidge</text:p>
          </table:table-cell>
          <table:table-cell office:value-type="string" office:string-value="Calvin Coolidge" table:formula="of:=TRIM([.G31])" table:style-name="ce1">
            <text:p>Calvin Coolidge</text:p>
          </table:table-cell>
          <table:table-cell office:value-type="float" office:value="235000" table:style-name="ce3">
            <text:p>23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lvin Coolidge</text:p>
          </table:table-cell>
          <table:table-cell office:value-type="string" office:string-value="Calvin Coolidge" table:formula="of:=PROPER([.C32])" table:style-name="ce1">
            <text:p>Calvin Coolidge</text:p>
          </table:table-cell>
          <table:table-cell office:value-type="string" table:style-name="ce1">
            <text:p>29th <text:s/>Vice President of the United States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Office vacant</text:p>
          </table:table-cell>
          <table:table-cell office:value-type="string" office:string-value="Office vacant" table:formula="of:=TRIM([.G32])" table:style-name="ce1">
            <text:p>Office vacant</text:p>
          </table:table-cell>
          <table:table-cell office:value-type="float" office:value="245000" table:style-name="ce3">
            <text:p>24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Herbert Hoover</text:p>
          </table:table-cell>
          <table:table-cell office:value-type="string" office:string-value="Herbert Hoover" table:formula="of:=PROPER([.C33])" table:style-name="ce1">
            <text:p>Herbert Hoover</text:p>
          </table:table-cell>
          <table:table-cell office:value-type="string" table:style-name="ce1">
            <text:p>3rd <text:s/>United States Secretary of Commerce <text:s text:c="2"/>(1921â€“1928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Charles Curtis</text:p>
          </table:table-cell>
          <table:table-cell office:value-type="string" office:string-value="Charles Curtis" table:formula="of:=TRIM([.G33])" table:style-name="ce1">
            <text:p>Charles Curtis</text:p>
          </table:table-cell>
          <table:table-cell office:value-type="float" office:value="255000" table:style-name="ce3">
            <text:p>25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ranklin D. Roosevelt</text:p>
          </table:table-cell>
          <table:table-cell office:value-type="string" office:string-value="Franklin D. Roosevelt" table:formula="of:=PROPER([.C34])" table:style-name="ce1">
            <text:p>Franklin D. Roosevelt</text:p>
          </table:table-cell>
          <table:table-cell office:value-type="string" table:style-name="ce1">
            <text:p>44th <text:s/>Governor of New York <text:s text:c="2"/>( 1929â€“1932 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John Nance Garner</text:p>
          </table:table-cell>
          <table:table-cell office:value-type="string" office:string-value="John Nance Garner" table:formula="of:=TRIM([.G34])" table:style-name="ce1">
            <text:p>John Nance Garner</text:p>
          </table:table-cell>
          <table:table-cell office:value-type="float" office:value="265000" table:style-name="ce3">
            <text:p>26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Harry S. Truman</text:p>
          </table:table-cell>
          <table:table-cell office:value-type="string" office:string-value="Harry S. Truman" table:formula="of:=PROPER([.C35])" table:style-name="ce1">
            <text:p>Harry S. Truman</text:p>
          </table:table-cell>
          <table:table-cell office:value-type="string" table:style-name="ce1">
            <text:p>34th <text:s/>Vice President of the United States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Office vacant</text:p>
          </table:table-cell>
          <table:table-cell office:value-type="string" office:string-value="Office vacant" table:formula="of:=TRIM([.G35])" table:style-name="ce1">
            <text:p>Office vacant</text:p>
          </table:table-cell>
          <table:table-cell office:value-type="float" office:value="275000" table:style-name="ce3">
            <text:p>27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Dwight D. Eisenhower</text:p>
          </table:table-cell>
          <table:table-cell office:value-type="string" office:string-value="Dwight D. Eisenhower" table:formula="of:=PROPER([.C36])" table:style-name="ce1">
            <text:p>Dwight D. Eisenhower</text:p>
          </table:table-cell>
          <table:table-cell office:value-type="string" table:style-name="ce1">
            <text:p>Supreme Allied Commander Europe <text:s text:c="2"/>( 1949â€“1952 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Richard Nixon</text:p>
          </table:table-cell>
          <table:table-cell office:value-type="string" office:string-value="Richard Nixon" table:formula="of:=TRIM([.G36])" table:style-name="ce1">
            <text:p>Richard Nixon</text:p>
          </table:table-cell>
          <table:table-cell office:value-type="float" office:value="285000" table:style-name="ce3">
            <text:p>28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John F. Kennedy</text:p>
          </table:table-cell>
          <table:table-cell office:value-type="string" office:string-value="John F. Kennedy" table:formula="of:=PROPER([.C37])" table:style-name="ce1">
            <text:p>John F. Kennedy</text:p>
          </table:table-cell>
          <table:table-cell office:value-type="string" table:style-name="ce1">
            <text:p>U.S. Senator <text:s text:c="2"/>( Class 1 ) <text:s text:c="2"/>from <text:s/>Massachusetts <text:s text:c="2"/>(1953â€“1960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Lyndon B. Johnson</text:p>
          </table:table-cell>
          <table:table-cell office:value-type="string" office:string-value="Lyndon B. Johnson" table:formula="of:=TRIM([.G37])" table:style-name="ce1">
            <text:p>Lyndon B. Johnson</text:p>
          </table:table-cell>
          <table:table-cell office:value-type="float" office:value="295000" table:style-name="ce3">
            <text:p>29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Lyndon B. Johnson</text:p>
          </table:table-cell>
          <table:table-cell office:value-type="string" office:string-value="Lyndon B. Johnson" table:formula="of:=PROPER([.C38])" table:style-name="ce1">
            <text:p>Lyndon B. Johnson</text:p>
          </table:table-cell>
          <table:table-cell office:value-type="string" table:style-name="ce1">
            <text:p>37th <text:s/>Vice President of the United States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Office vacant</text:p>
          </table:table-cell>
          <table:table-cell office:value-type="string" office:string-value="Office vacant" table:formula="of:=TRIM([.G38])" table:style-name="ce1">
            <text:p>Office vacant</text:p>
          </table:table-cell>
          <table:table-cell office:value-type="float" office:value="305000" table:style-name="ce3">
            <text:p>30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Richard Nixon</text:p>
          </table:table-cell>
          <table:table-cell office:value-type="string" office:string-value="Richard Nixon" table:formula="of:=PROPER([.C39])" table:style-name="ce1">
            <text:p>Richard Nixon</text:p>
          </table:table-cell>
          <table:table-cell office:value-type="string" table:style-name="ce1">
            <text:p>36th <text:s/>Vice President of the United States <text:s text:c="2"/>(1953â€“1961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Spiro Agnew</text:p>
          </table:table-cell>
          <table:table-cell office:value-type="string" office:string-value="Spiro Agnew" table:formula="of:=TRIM([.G39])" table:style-name="ce1">
            <text:p>Spiro Agnew</text:p>
          </table:table-cell>
          <table:table-cell office:value-type="float" office:value="315000" table:style-name="ce3">
            <text:p>31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Gerald Ford</text:p>
          </table:table-cell>
          <table:table-cell office:value-type="string" office:string-value="Gerald Ford" table:formula="of:=PROPER([.C40])" table:style-name="ce1">
            <text:p>Gerald Ford</text:p>
          </table:table-cell>
          <table:table-cell office:value-type="string" table:style-name="ce1">
            <text:p>40th <text:s/>Vice President of the United States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Office vacant</text:p>
          </table:table-cell>
          <table:table-cell office:value-type="string" office:string-value="Office vacant" table:formula="of:=TRIM([.G40])" table:style-name="ce1">
            <text:p>Office vacant</text:p>
          </table:table-cell>
          <table:table-cell office:value-type="float" office:value="325000" table:style-name="ce3">
            <text:p>32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Jimmy Carter</text:p>
          </table:table-cell>
          <table:table-cell office:value-type="string" office:string-value="Jimmy Carter" table:formula="of:=PROPER([.C41])" table:style-name="ce1">
            <text:p>Jimmy Carter</text:p>
          </table:table-cell>
          <table:table-cell office:value-type="string" table:style-name="ce1">
            <text:p>76th <text:s/>Governor of Georgia <text:s text:c="2"/>(1971â€“1975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Walter Mondale</text:p>
          </table:table-cell>
          <table:table-cell office:value-type="string" office:string-value="Walter Mondale" table:formula="of:=TRIM([.G41])" table:style-name="ce1">
            <text:p>Walter Mondale</text:p>
          </table:table-cell>
          <table:table-cell office:value-type="float" office:value="335000" table:style-name="ce3">
            <text:p>33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onald Reagan</text:p>
          </table:table-cell>
          <table:table-cell office:value-type="string" office:string-value="Ronald Reagan" table:formula="of:=PROPER([.C42])" table:style-name="ce1">
            <text:p>Ronald Reagan</text:p>
          </table:table-cell>
          <table:table-cell office:value-type="string" table:style-name="ce1">
            <text:p>33rd <text:s/>Governor of California <text:s text:c="2"/>( 1967â€“1975 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George H. W. Bush</text:p>
          </table:table-cell>
          <table:table-cell office:value-type="string" office:string-value="George H. W. Bush" table:formula="of:=TRIM([.G42])" table:style-name="ce1">
            <text:p>George H. W. Bush</text:p>
          </table:table-cell>
          <table:table-cell office:value-type="float" office:value="345000" table:style-name="ce3">
            <text:p>34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George H. W. Bush</text:p>
          </table:table-cell>
          <table:table-cell office:value-type="string" office:string-value="George H. W. Bush" table:formula="of:=PROPER([.C43])" table:style-name="ce1">
            <text:p>George H. W. Bush</text:p>
          </table:table-cell>
          <table:table-cell office:value-type="string" table:style-name="ce1">
            <text:p>43rd <text:s/>Vice President of the United States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Dan Quayle</text:p>
          </table:table-cell>
          <table:table-cell office:value-type="string" office:string-value="Dan Quayle" table:formula="of:=TRIM([.G43])" table:style-name="ce1">
            <text:p>Dan Quayle</text:p>
          </table:table-cell>
          <table:table-cell office:value-type="float" office:value="355000" table:style-name="ce3">
            <text:p>35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Bill Clinton</text:p>
          </table:table-cell>
          <table:table-cell office:value-type="string" office:string-value="Bill Clinton" table:formula="of:=PROPER([.C44])" table:style-name="ce1">
            <text:p>Bill Clinton</text:p>
          </table:table-cell>
          <table:table-cell office:value-type="string" table:style-name="ce1">
            <text:p>40th &amp; 42nd <text:s/>Governor of Arkansas <text:s text:c="2"/>(1979â€“1981 &amp; 1983â€“1992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Al Gore</text:p>
          </table:table-cell>
          <table:table-cell office:value-type="string" office:string-value="Al Gore" table:formula="of:=TRIM([.G44])" table:style-name="ce1">
            <text:p>Al Gore</text:p>
          </table:table-cell>
          <table:table-cell office:value-type="float" office:value="365000" table:style-name="ce3">
            <text:p>36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George W. Bush</text:p>
          </table:table-cell>
          <table:table-cell office:value-type="string" office:string-value="George W. Bush" table:formula="of:=PROPER([.C45])" table:style-name="ce1">
            <text:p>George W. Bush</text:p>
          </table:table-cell>
          <table:table-cell office:value-type="string" table:style-name="ce1">
            <text:p>46th <text:s/>Governor of Texas <text:s text:c="2"/>( 1995â€“2000 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Dick Cheney</text:p>
          </table:table-cell>
          <table:table-cell office:value-type="string" office:string-value="Dick Cheney" table:formula="of:=TRIM([.G45])" table:style-name="ce1">
            <text:p>Dick Cheney</text:p>
          </table:table-cell>
          <table:table-cell office:value-type="float" office:value="375000" table:style-name="ce3">
            <text:p>37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12-03-04T00:00:00" table:style-name="ce2">
            <text:p>3/4/2012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Barack Obama</text:p>
          </table:table-cell>
          <table:table-cell office:value-type="string" office:string-value="Barack Obama" table:formula="of:=PROPER([.C46])" table:style-name="ce1">
            <text:p>Barack Obama</text:p>
          </table:table-cell>
          <table:table-cell office:value-type="string" table:style-name="ce1">
            <text:p>U.S. Senator <text:s text:c="2"/>( Class 3 ) <text:s text:c="2"/>from <text:s/>Illinois <text:s text:c="2"/>( 2005â€“2008 )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Joe Biden</text:p>
          </table:table-cell>
          <table:table-cell office:value-type="string" office:string-value="Joe Biden" table:formula="of:=TRIM([.G46])" table:style-name="ce1">
            <text:p>Joe Biden</text:p>
          </table:table-cell>
          <table:table-cell office:value-type="float" office:value="395000" table:style-name="ce3">
            <text:p>39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20-02-01T00:00:00" table:style-name="ce2">
            <text:p>2/1/2020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Donald Trump</text:p>
          </table:table-cell>
          <table:table-cell office:value-type="string" office:string-value="Donald Trump" table:formula="of:=PROPER([.C47])" table:style-name="ce1">
            <text:p>Donald Trump</text:p>
          </table:table-cell>
          <table:table-cell office:value-type="string" table:style-name="ce1">
            <text:p>Chairman of <text:s text:c="2"/>The Trump Organization <text:s text:c="2"/>( 1971â€“present )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Mike Pence</text:p>
          </table:table-cell>
          <table:table-cell office:value-type="string" office:string-value="Mike Pence" table:formula="of:=TRIM([.G47])" table:style-name="ce1">
            <text:p>Mike Pence</text:p>
          </table:table-cell>
          <table:table-cell office:value-type="float" office:value="405000" table:style-name="ce3">
            <text:p>405000.00</text:p>
          </table:table-cell>
          <table:table-cell office:value-type="date" office:date-value="2021-07-14T00:00:00" table:style-name="ce2">
            <text:p>7/14/2021</text:p>
          </table:table-cell>
          <table:table-cell office:value-type="date" office:date-value="2020-02-01T00:00:00" table:style-name="ce2">
            <text:p>2/1/2020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table:style-name="ce3"/>
          <table:table-cell table:number-columns-repeated="16375" table:style-name="ce1"/>
        </table:table-row>
        <table:table-row table:number-rows-repeated="1048528" table:style-name="ro2">
          <table:table-cell table:number-columns-repeated="16384"/>
        </table:table-row>
      </table:table>
      <table:database-ranges>
        <table:database-range table:target-range-address="US_Presidents_Excel_Tutorial_Da.A1:US_Presidents_Excel_Tutorial_Da.K4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2-02-27T01:14:16Z</meta:creation-date>
    <dc:date>2026-04-14T22:59:22Z</dc:date>
  </office:meta>
</office:document-meta>
</file>